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roject-employees-i/" text:style-name="Internet_20_link" text:visited-style-name="Visited_20_Internet_20_Link"><text:span text:style-name="T1">1075. Project Employees I</text:span></text:a></text:p>
      <text:section text:style-name="Sect1" text:name="headlessui-popover-button-:rr:">
        <text:p text:style-name="Standard"/>
      </text:section>
      <text:p text:style-name="P5">Easy</text:p>
      <text:p text:style-name="P5">301</text:p>
      <text:p text:style-name="P5">92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5">Companies</text:p>
      <text:p text:style-name="P5">SQL Schema</text:p>
      <text:p text:style-name="Horizontal_20_Line"/>
      <text:p text:style-name="P6"><text:span text:style-name="T1">Table: </text:span><text:span text:style-name="Source_20_Text"><text:span text:style-name="T2">Project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project_id <text:s/>| int <text:s text:c="4"/>|</text:p>
      <text:p text:style-name="P2">| employee_id | int <text:s text:c="4"/>|</text:p>
      <text:p text:style-name="P2">+-------------+---------+</text:p>
      <text:p text:style-name="P2">(project_id, employee_id) is the primary key of this table.</text:p>
      <text:p text:style-name="P3"><text:span text:style-name="T1">employee_id is a foreign key to </text:span><text:span text:style-name="Source_20_Text"><text:span text:style-name="T2">Employee</text:span></text:span><text:span text:style-name="T1"> table.</text:span></text:p>
      <text:p text:style-name="P1">Each row of this table indicates that the employee with employee_id is working on the project with project_id.</text:p>
      <text:p text:style-name="P7"> </text:p>
      <text:p text:style-name="P6"><text:span text:style-name="T1">Table: </text:span><text:span text:style-name="Source_20_Text"><text:span text:style-name="T2">Employee</text:span></text:span></text:p>
      <text:p text:style-name="P2">+------------------+---------+</text:p>
      <text:p text:style-name="P2">| Column Name <text:s text:c="5"/>| Type <text:s text:c="3"/>|</text:p>
      <text:p text:style-name="P2">+------------------+---------+</text:p>
      <text:p text:style-name="P2">| employee_id <text:s text:c="5"/>| int <text:s text:c="4"/>|</text:p>
      <text:p text:style-name="P2">| name <text:s text:c="12"/>| varchar |</text:p>
      <text:p text:style-name="P2">| experience_years | int <text:s text:c="4"/>|</text:p>
      <text:p text:style-name="P2">+------------------+---------+</text:p>
      <text:p text:style-name="P2">employee_id is the primary key of this table. It's guaranteed that experience_years is not NULL.</text:p>
      <text:p text:style-name="P1">Each row of this table contains information about one employee.</text:p>
      <text:p text:style-name="P7"> </text:p>
      <text:p text:style-name="P6"><text:span text:style-name="T1">Write an SQL query that reports the </text:span><text:span text:style-name="Strong_20_Emphasis"><text:span text:style-name="T1">average</text:span></text:span><text:span text:style-name="T1"> experience years of all the employees for each project, </text:span><text:span text:style-name="Strong_20_Emphasis"><text:span text:style-name="T1">rounded to 2 digits</text:span></text:span><text:span text:style-name="T1">.</text:span></text:p>
      <text:p text:style-name="P6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 query result format is in the following example.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Project table:</text:p>
      <text:p text:style-name="P2"><text:soft-page-break/>+-------------+-------------+</text:p>
      <text:p text:style-name="P2">| project_id <text:s/>| employee_id |</text:p>
      <text:p text:style-name="P2">+-------------+-------------+</text:p>
      <text:p text:style-name="P2">| 1 <text:s text:c="10"/>| 1 <text:s text:c="10"/>|</text:p>
      <text:p text:style-name="P2">| 1 <text:s text:c="10"/>| 2 <text:s text:c="10"/>|</text:p>
      <text:p text:style-name="P2">| 1 <text:s text:c="10"/>| 3 <text:s text:c="10"/>|</text:p>
      <text:p text:style-name="P2">| 2 <text:s text:c="10"/>| 1 <text:s text:c="10"/>|</text:p>
      <text:p text:style-name="P2">| 2 <text:s text:c="10"/>| 4 <text:s text:c="10"/>|</text:p>
      <text:p text:style-name="P2">+-------------+-------------+</text:p>
      <text:p text:style-name="P2">Employee table:</text:p>
      <text:p text:style-name="P2">+-------------+--------+------------------+</text:p>
      <text:p text:style-name="P2">| employee_id | name <text:s text:c="2"/>| experience_years |</text:p>
      <text:p text:style-name="P2">+-------------+--------+------------------+</text:p>
      <text:p text:style-name="P2">| 1 <text:s text:c="10"/>| Khaled | 3 <text:s text:c="15"/>|</text:p>
      <text:p text:style-name="P2">| 2 <text:s text:c="10"/>| Ali <text:s text:c="3"/>| 2 <text:s text:c="15"/>|</text:p>
      <text:p text:style-name="P2">| 3 <text:s text:c="10"/>| John <text:s text:c="2"/>| 1 <text:s text:c="15"/>|</text:p>
      <text:p text:style-name="P2">| 4 <text:s text:c="10"/>| Doe <text:s text:c="3"/>| 2 <text:s text:c="15"/>|</text:p>
      <text:p text:style-name="P2">+-------------+--------+------------------+</text:p>
      <text:p text:style-name="P3"><text:span text:style-name="Strong_20_Emphasis"><text:span text:style-name="T1">Output:</text:span></text:span><text:span text:style-name="T1"> </text:span></text:p>
      <text:p text:style-name="P2">+-------------+---------------+</text:p>
      <text:p text:style-name="P2">| project_id <text:s/>| average_years |</text:p>
      <text:p text:style-name="P2">+-------------+---------------+</text:p>
      <text:p text:style-name="P2">| 1 <text:s text:c="10"/>| 2.00 <text:s text:c="9"/>|</text:p>
      <text:p text:style-name="P2">| 2 <text:s text:c="10"/>| 2.50 <text:s text:c="9"/>|</text:p>
      <text:p text:style-name="P2">+-------------+---------------+</text:p>
      <text:p text:style-name="P4"><text:span text:style-name="Strong_20_Emphasis"><text:span text:style-name="T1">Explanation:</text:span></text:span><text:span text:style-name="T1"> The average experience years for the first project is (3 + 2 + 1) / 3 = 2.00 and for the second project is (3 + 2) / 2 = 2.50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3:23:57.464000000</dc:date>
    <meta:editing-duration>PT11S</meta:editing-duration>
    <meta:editing-cycles>1</meta:editing-cycles>
    <meta:document-statistic meta:table-count="0" meta:image-count="0" meta:object-count="0" meta:page-count="2" meta:paragraph-count="61" meta:word-count="316" meta:character-count="2012" meta:non-whitespace-character-count="1487"/>
    <meta:generator>LibreOffice/7.2.2.2$Windows_X86_64 LibreOffice_project/02b2acce88a210515b4a5bb2e46cbfb63fe97d56</meta:generator>
  </office:meta>
</office:document-meta>
</file>